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sh Table</text:p>
      <text:p text:style-name="Standard"/>
      <text:p text:style-name="Standard">Key input: </text:p>
      <text:p text:style-name="Standard">cgayrtgqlpswwxsuepthdjcqhbqkfomhwmgoiogtdyrbxjwbyrjecnujonttbidawloezuacvtfsfbudvfjxsg </text:p>
      <text:p text:style-name="Standard">Data value found: </text:p>
      <text:p text:style-name="Standard">gvezwmcyjnopolrsglyyqbuvyzhwrphxklziydhjtvahguaohanzbjwajfycufagsbpseydxveheahshhhikremcmmegtgpmheeoeilzosfobyxkhhxyllc </text:p>
      <text:p text:style-name="Standard">Number of records retrieved: 1 </text:p>
      <text:p text:style-name="Standard">Time: 27.990341186523438 microseconds</text:p>
      <text:p text:style-name="Standard"/>
      <text:p text:style-name="Standard">Data input: </text:p>
      <text:p text:style-name="Standard">jevdtbdxhmezshabsfuclqudablbtlherckmfnknboovxqzsvtwiltlmuznomvudzgphtbwxrksrarjynhgyaukx </text:p>
      <text:p text:style-name="Standard">Key value found: </text:p>
      <text:p text:style-name="Standard">ciyhgfxkiciutjfpponyotpyngltvvhzdhjmmgwxkgrdryvhmihabwaoenibjrdoymaluziefbhxzcgmnpoolrfrepupgxeejerddbjlcrievqsifizsz </text:p>
      <text:p text:style-name="Standard">Number of records retrieved: 1 </text:p>
      <text:p text:style-name="Standard">Time: 108662904.21485901 microseconds.</text:p>
      <text:p text:style-name="Standard"/>
      <text:p text:style-name="Standard">Data input: </text:p>
      <text:p text:style-name="Standard">Lower Bound: a </text:p>
      <text:p text:style-name="Standard">Upper Bound: ab </text:p>
      <text:p text:style-name="Standard">Number of records retrieved: 147 </text:p>
      <text:p text:style-name="Standard">Time: 111.38916015625 microseconds </text:p>
      <text:p text:style-name="Standard"/>
      <text:p text:style-name="P1">Btree</text:p>
      <text:p text:style-name="P2">Data input: </text:p>
      <text:p text:style-name="P2">tmkpyyklspmiqxenqunioaxoefghbtzwhlnflaqepeoibuvuoicflbtpibyluyjb </text:p>
      <text:p text:style-name="P2">Key value found: </text:p>
      <text:p text:style-name="P2">jixmcqutkzlwpdxmdixqmnlomrmuciklqjzuaupmtaikehxjswbekntwghskpcwhmvborsanvkxbuwkotlsdanbjwvtnzrunpxbgqdvl </text:p>
      <text:p text:style-name="P2">Number of records retrieved: 1 </text:p>
      <text:p text:style-name="P2">Time: 78844172.59693146 microseconds.</text:p>
      <text:p text:style-name="P2"/>
      <text:p text:style-name="P2">Key input: </text:p>
      <text:p text:style-name="P2">jixmcqutkzlwpdxmdixqmnlomrmuciklqjzuaupmtaikehxjswbekntwghskpcwhmvborsanvkxbuwkotlsdanbjwvtnzrunpxbgqdvl </text:p>
      <text:p text:style-name="P2">Data value found: </text:p>
      <text:p text:style-name="P2">tmkpyyklspmiqxenqunioaxoefghbtzwhlnflaqepeoibuvuoicflbtpibyluyjb </text:p>
      <text:p text:style-name="P2">Number of records retrieved: 1 </text:p>
      <text:p text:style-name="P2">Time: 35.119056701660156 microseconds.</text:p>
      <text:p text:style-name="P2"/>
      <text:p text:style-name="P2">Key input: </text:p>
      <text:p text:style-name="P2">tzrnvokfcsdpsrkalfghwvlwugaujmmeldriteovytltlxvycbfbwqxtzznilzmyefhxlxumqffbeaajdhkb </text:p>
      <text:p text:style-name="P2">Data value found: </text:p>
      <text:p text:style-name="P2">huzjjjuixvocclqzgcrnjtslvdocnrewmdfvmcgjxuobigcoitdtmxejauonlskxwrvktdwszkthsvxapbvdyzpbtdogxagvubipgeifqdpiboksrfxsem </text:p>
      <text:p text:style-name="P2">Number of records retrieved: 1 </text:p>
      <text:p text:style-name="P2">Time: 36.31114959716797 microseconds.</text:p>
      <text:p text:style-name="P2"/>
      <text:p text:style-name="P2"><text:soft-page-break/></text:p>
      <text:p text:style-name="Standard"/>
      <text:p text:style-name="P1">Index file:</text:p>
      <text:p text:style-name="Standard">Key input: </text:p>
      <text:p text:style-name="Standard">cuedsmyiluwtoesvaljjkmbsaidykosmiyrclrkynirbmmxoziymuzewjjutxoihnzjarvaeerisdhjdpjplkvhtgbperxlgyxipuiwaag </text:p>
      <text:p text:style-name="Standard">Data value found: </text:p>
      <text:p text:style-name="Standard">fnekcnbnxyuqfxhjqewxdtfuqosqqylxnpirclebkaupzbaqgwplsuhikaycamaqbkhgvmhhodwqfyinvxynthxghxikjka </text:p>
      <text:p text:style-name="Standard">Number of records retrieved: 1 </text:p>
      <text:p text:style-name="Standard">Time: 45.490264892578125 microseconds.</text:p>
      <text:p text:style-name="Standard"/>
      <text:p text:style-name="Standard">Data input: </text:p>
      <text:p text:style-name="Standard">cuedsmyiluwtoesvaljjkmbsaidykosmiyrclrkynirbmmxoziymuzewjjutxoihnzjarvaeerisdhjdpjplkvhtgbperxlgyxipuiwaag </text:p>
      <text:p text:style-name="Standard">Key value found: </text:p>
      <text:p text:style-name="Standard">fnekcnbnxyuqfxhjqewxdtfuqosqqylxnpirclebkaupzbaqgwplsuhikaycamaqbkhgvmhhodwqfyinvxynthxghxikjka </text:p>
      <text:p text:style-name="Standard">Number of records retrieved: 1 </text:p>
      <text:p text:style-name="Standard">Time: 30.58910369873047 microseconds.</text:p>
      <text:p text:style-name="Standard"/>
      <text:p text:style-name="Standard">Data input: </text:p>
      <text:p text:style-name="Standard">Lower Bound: f </text:p>
      <text:p text:style-name="Standard">Upper Bound: fb </text:p>
      <text:p text:style-name="Standard">Number of records retrieved: 155 </text:p>
      <text:p text:style-name="Standard">Time: 82.89813995361328 microseconds </text:p>
      <text:p text:style-name="Standard"/>
      <text:p text:style-name="Standard"/>
      <text:p text:style-name="Standard">Key input: </text:p>
      <text:p text:style-name="Standard">lrbhboicwyxlgzqhqvjbevyhtjkeeyssstztjhxhhusnvjvmggpkbnrwydadbvvtqwoadnhmiaaflxrtdgdhwwdu </text:p>
      <text:p text:style-name="Standard">Data value found: </text:p>
      <text:p text:style-name="Standard">gzcbwyrsotxcdkmdkrqjljotovpkzklhjpigpbagvyiyiwdupvdagruwpjiovtvhkfpaipidnqdvoirdfugnocjdnrtjmqsxvhzdwhjmzohnzzsgv </text:p>
      <text:p text:style-name="Standard">Number of records retrieved: 1 </text:p>
      <text:p text:style-name="Standard">Time: 5.984306335449219 microseconds.</text:p>
      <text:p text:style-name="Standard"/>
      <text:p text:style-name="Standard">Data input: </text:p>
      <text:p text:style-name="Standard">lrbhboicwyxlgzqhqvjbevyhtjkeeyssstztjhxhhusnvjvmggpkbnrwydadbvvtqwoadnhmiaaflxrtdgdhwwdu </text:p>
      <text:p text:style-name="Standard">Key value found: </text:p>
      <text:p text:style-name="Standard">gzcbwyrsotxcdkmdkrqjljotovpkzklhjpigpbagvyiyiwdupvdagruwpjiovtvhkfpaipidnqdvoirdfugnocjdnrtjmqsxvhzdwhjmzohnzzsgv </text:p>
      <text:p text:style-name="Standard">Number of records retrieved: 1 </text:p>
      <text:p text:style-name="Standard">Time: 36.88335418701172 microseconds.</text:p>
      <text:p text:style-name="Standard"/>
      <text:p text:style-name="Standard"/>
      <text:p text:style-name="Standard">Key input: </text:p>
      <text:p text:style-name="Standard">lvfmvnsuppmeahubnrirhaypohrtcbvpxcbuqtrhkdlnkfqzzatgarxoaqkcufrriunaoehahsptaftzfmhhfgwfwijqncjxwxzkbgnlbcebkzcr </text:p>
      <text:p text:style-name="Standard">Data value found: </text:p>
      <text:p text:style-name="Standard"><text:soft-page-break/>lzsrxxnhggwipufotrscgddljgxjkowvppmombvvhsfxoknheflmioxuwudglbbaqppfrkaaefxssnaysnkdckxaechpdksuahbttbtyitscguayinbkxakbctt </text:p>
      <text:p text:style-name="Standard">Number of records retrieved: 1 </text:p>
      <text:p text:style-name="Standard">Time: 5.698204040527344 microseconds.</text:p>
      <text:p text:style-name="Standard"/>
      <text:p text:style-name="Standard">Data input: </text:p>
      <text:p text:style-name="Standard">lvfmvnsuppmeahubnrirhaypohrtcbvpxcbuqtrhkdlnkfqzzatgarxoaqkcufrriunaoehahsptaftzfmhhfgwfwijqncjxwxzkbgnlbcebkzcr </text:p>
      <text:p text:style-name="Standard">Key value found: </text:p>
      <text:p text:style-name="Standard">lzsrxxnhggwipufotrscgddljgxjkowvppmombvvhsfxoknheflmioxuwudglbbaqppfrkaaefxssnaysnkdckxaechpdksuahbttbtyitscguayinbkxakbctt </text:p>
      <text:p text:style-name="Standard">Number of records retrieved: 1 </text:p>
      <text:p text:style-name="Standard">Time: 35.71510314941406 microseconds.</text:p>
      <text:p text:style-name="Standard"/>
      <text:p text:style-name="Standard">Data input: </text:p>
      <text:p text:style-name="Standard">Lower Bound: g </text:p>
      <text:p text:style-name="Standard">Upper Bound: gb </text:p>
      <text:p text:style-name="Standard">Number of records retrieved: 160 </text:p>
      <text:p text:style-name="Standard">Time: 89.00165557861328 microseconds </text:p>
      <text:p text:style-name="Standard"/>
      <text:p text:style-name="Standard"/>
      <text:p text:style-name="Standard">Key input: </text:p>
      <text:p text:style-name="Standard">pdcilxqzsknjqvscyqktvydpckbwizqzcthpsapmkcvcapeafqvdoysqlwovxhvzcepueggqkcsmtznbpkegjywuwnptumtwrk </text:p>
      <text:p text:style-name="Standard">Data value found: </text:p>
      <text:p text:style-name="Standard">xsyoccirwjexzodfzbdvysntmzmksycsqbgvdqmbasybidikflffeuyswndonfgeiobmhnnhhokrrsbyfhfldeeztjogqwmznpnuecdlqndkhgkmpqatwgsppixhfm </text:p>
      <text:p text:style-name="Standard">Number of records retrieved: 1 </text:p>
      <text:p text:style-name="Standard">Time: 5.793571472167969 microseconds.</text:p>
      <text:p text:style-name="Standard"/>
      <text:p text:style-name="Standard">Data input: </text:p>
      <text:p text:style-name="Standard">pdcilxqzsknjqvscyqktvydpckbwizqzcthpsapmkcvcapeafqvdoysqlwovxhvzcepueggqkcsmtznbpkegjywuwnptumtwrk </text:p>
      <text:p text:style-name="Standard">Key value found: </text:p>
      <text:p text:style-name="Standard">xsyoccirwjexzodfzbdvysntmzmksycsqbgvdqmbasybidikflffeuyswndonfgeiobmhnnhhokrrsbyfhfldeeztjogqwmznpnuecdlqndkhgkmpqatwgsppixhfm </text:p>
      <text:p text:style-name="Standard">Number of records retrieved: 1 </text:p>
      <text:p text:style-name="Standard">Time: 31.614303588867188 microseconds.</text:p>
      <text:p text:style-name="Standard"/>
      <text:p text:style-name="Standard">Data input: </text:p>
      <text:p text:style-name="Standard">Lower Bound: m </text:p>
      <text:p text:style-name="Standard">Upper Bound: mb </text:p>
      <text:p text:style-name="Standard">Number of records retrieved: 141 </text:p>
      <text:p text:style-name="Standard">Time: 79.29801940917969 microseconds </text:p>
      <text:p text:style-name="Standard"/>
      <text:p text:style-name="Standard"/>
      <text:p text:style-name="Standard">Key input: </text:p>
      <text:p text:style-name="Standard">thxickmwpyuymhhllvlusfbeffgtgfebpbjrnvpewjeisltdggzzlafsgmnorrpiuacjwrnuduexfz </text:p>
      <text:p text:style-name="Standard">Data value found: </text:p>
      <text:p text:style-name="Standard"><text:soft-page-break/>mfcnsfsklgxbarsilskxqekmjeqimrlawqnovhyioyjopbyavjxmpkyyqrgciuehk </text:p>
      <text:p text:style-name="Standard">Number of records retrieved: 1 </text:p>
      <text:p text:style-name="Standard">Time: 5.602836608886719 microseconds.</text:p>
      <text:p text:style-name="Standard"/>
      <text:p text:style-name="Standard">Data input: </text:p>
      <text:p text:style-name="Standard">thxickmwpyuymhhllvlusfbeffgtgfebpbjrnvpewjeisltdggzzlafsgmnorrpiuacjwrnuduexfz </text:p>
      <text:p text:style-name="Standard">Key value found: </text:p>
      <text:p text:style-name="Standard">mfcnsfsklgxbarsilskxqekmjeqimrlawqnovhyioyjopbyavjxmpkyyqrgciuehk </text:p>
      <text:p text:style-name="Standard">Number of records retrieved: 1 </text:p>
      <text:p text:style-name="Standard">Time: 5.412101745605469 microseconds.</text:p>
      <text:p text:style-name="Standard"/>
      <text:p text:style-name="Standard">Data input: </text:p>
      <text:p text:style-name="Standard">Lower Bound: s </text:p>
      <text:p text:style-name="Standard">Upper Bound: sb </text:p>
      <text:p text:style-name="Standard">Number of records retrieved: 143 </text:p>
      <text:p text:style-name="Standard">Time: 104.28428649902344 microsecond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Morris</meta:initial-creator>
    <meta:creation-date>2013-11-29T10:59:46</meta:creation-date>
    <dc:date>2013-11-29T14:10:20</dc:date>
    <dc:creator>Sarah Morris</dc:creator>
    <meta:editing-duration>PT13M38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4" meta:paragraph-count="118" meta:word-count="310" meta:character-count="5035" meta:non-whitespace-character-count="4743"/>
  </office:meta>
</office:document-meta>
</file>